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1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5.7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8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precision-as-shown="tru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Nombre de brochets réintroduits chaque année</text:p>
          </table:table-cell>
          <table:table-cell office:value-type="float" office:value="4000" calcext:value-type="float">
            <text:p>4000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 calcext:value-type="string">
            <text:p>Année 2017 + n</text:p>
          </table:table-cell>
          <table:table-cell office:value-type="string" calcext:value-type="string">
            <text:p>Nombre de brochets : U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4]*0.85+[.B$1]" office:value-type="float" office:value="34600" calcext:value-type="float">
            <text:p>346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5]*0.85+[.B$1]" office:value-type="float" office:value="33410" calcext:value-type="float">
            <text:p>334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6]*0.85+[.B$1]" office:value-type="float" office:value="32398.5" calcext:value-type="float">
            <text:p>32398,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7]*0.85+[.B$1]" office:value-type="float" office:value="31538.725" calcext:value-type="float">
            <text:p>31538,7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8]*0.85+[.B$1]" office:value-type="float" office:value="30807.91625" calcext:value-type="float">
            <text:p>30807,9162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9]*0.85+[.B$1]" office:value-type="float" office:value="30186.7288125" calcext:value-type="float">
            <text:p>30186,728812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10]*0.85+[.B$1]" office:value-type="float" office:value="29658.719490625" calcext:value-type="float">
            <text:p>29658,719490625</text:p>
          </table:table-cell>
        </table:table-row>
        <table:table-row table:style-name="ro2" table:number-rows-repeated="1048564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sieur SZCZEBARA</meta:initial-creator>
    <meta:creation-date>2019-11-28T06:49:34.607000000</meta:creation-date>
    <dc:date>2019-11-28T06:59:22.450000000</dc:date>
    <dc:creator>Monsieur SZCZEBARA</dc:creator>
    <meta:editing-duration>PT9M49S</meta:editing-duration>
    <meta:editing-cycles>2</meta:editing-cycles>
    <meta:generator>LibreOffice/6.1.5.2$Windows_X86_64 LibreOffice_project/90f8dcf33c87b3705e78202e3df5142b201bd805</meta:generator>
    <meta:document-statistic meta:table-count="1" meta:cell-count="20" meta:object-count="0"/>
  </office:meta>
</office:document-meta>
</file>